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1" style:display-name="Images_Ingary.1" style:family="table-row">
      <style:table-row-properties style:min-row-height="4.498cm"/>
    </style:style>
    <style:style style:name="Images_5f_Ingary.A1" style:display-name="Images_Ingary.A1" style:family="table-cell">
      <style:table-cell-properties fo:padding="0cm" fo:border="none" style:writing-mode="page"/>
    </style:style>
    <style:style style:name="Images_5f_Ingary.2" style:display-name="Images_Ingary.2" style:family="table-row">
      <style:table-row-properties style:min-row-height="0.478cm"/>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1" style:display-name="Images_Radme.1" style:family="table-row">
      <style:table-row-properties style:min-row-height="7.011cm"/>
    </style:style>
    <style:style style:name="Images_5f_Radme.A1" style:display-name="Images_Radme.A1" style:family="table-cell">
      <style:table-cell-properties fo:padding="0cm" fo:border="none" style:writing-mode="page"/>
    </style:style>
    <style:style style:name="Images_5f_Radme.2" style:display-name="Images_Radme.2" style:family="table-row">
      <style:table-row-properties style:min-row-height="0.153cm"/>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A1" style:family="table-cell">
      <style:table-cell-properties fo:padding="0cm" fo:border="none" style:writing-mode="page"/>
    </style:style>
    <style:style style:name="P1" style:family="paragraph" style:parent-style-name="Table_20_Contents">
      <style:text-properties fo:language="en" fo:country="US"/>
    </style:style>
    <style:style style:name="P2" style:family="paragraph" style:parent-style-name="Table_20_Contents">
      <style:text-properties fo:language="en" fo:country="US" officeooo:paragraph-rsid="002642e4"/>
    </style:style>
    <style:style style:name="P3" style:family="paragraph" style:parent-style-name="Picture">
      <style:text-properties fo:language="en" fo:country="US"/>
    </style:style>
    <style:style style:name="P4" style:family="paragraph" style:parent-style-name="Text_20_body">
      <style:text-properties officeooo:paragraph-rsid="001f853b"/>
    </style:style>
    <style:style style:name="P5" style:family="paragraph" style:parent-style-name="Standard">
      <style:text-properties fo:language="en" fo:country="US"/>
    </style:style>
    <style:style style:name="P6" style:family="paragraph" style:parent-style-name="Heading_20_2">
      <style:text-properties fo:language="en" fo:country="US"/>
    </style:style>
    <style:style style:name="P7" style:family="paragraph" style:parent-style-name="Heading_20_1">
      <style:paragraph-properties fo:break-before="page"/>
      <style:text-properties fo:language="en" fo:country="US"/>
    </style:style>
    <style:style style:name="P8" style:family="paragraph" style:parent-style-name="Table_20_Contents">
      <style:text-properties fo:color="#464453" fo:font-size="11pt" style:font-size-asian="11pt" style:font-size-complex="11pt"/>
    </style:style>
    <style:style style:name="P9"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T8" style:family="text">
      <style:text-properties fo:language="en" fo:country="US" officeooo:rsid="001f853b"/>
    </style:style>
    <style:style style:name="T9" style:family="text">
      <style:text-properties fo:language="en" fo:country="US" officeooo:rsid="00224d39"/>
    </style:style>
    <style:style style:name="T10" style:family="text">
      <style:text-properties fo:language="en" fo:country="US" officeooo:rsid="002a7e82"/>
    </style:style>
    <style:style style:name="T11" style:family="text">
      <style:text-properties officeooo:rsid="0027a443"/>
    </style:style>
    <style:style style:name="T12" style:family="text">
      <style:text-properties officeooo:rsid="002941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7" text:outline-level="1">Settings</text:h>
      <text:p text:style-name="Text_20_body"><text:span text:style-name="T7">Y</text:span><text:span text:style-name="T5">ou can find all the visual reference </text:span><text:span text:style-name="T6">in the last chapter “Additional reference images”.</text:span></text:p>
      <text:h text:style-name="P6" text:outline-level="2">Ingary</text:h>
      <text:p text:style-name="P4"><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ext:span><text:span text:style-name="T8">It seems that spring never ends. The advice of Suliman made the Ingary’s King mild and wise. </text:span><text:span text:style-name="T2">The presence of Layton’s monsters is limited to the waste, and instead there is a huge number of N.P.C. and social quest that accompan</text:span><text:span text:style-name="T10">ies</text:span><text:span text:style-name="T2">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able:table table:name="Images_Ingary" table:style-name="Images_5f_Ingary">
        <table:table-column table:style-name="Images_5f_Ingary.A" table:number-columns-repeated="3"/>
        <table:table-row table:style-name="Images_5f_Ingary.1">
          <table:table-cell table:style-name="Images_5f_Ingary.A1" office:value-type="string">
            <text:p text:style-name="P1"><draw:frame draw:style-name="fr1" draw:name="Cornice1" text:anchor-type="paragraph" svg:width="6.332cm" draw:z-index="5"><draw:text-box fo:min-height="3.422cm"><text:p text:style-name="P3"><draw:frame draw:style-name="fr2" draw:name="Immagine29" text:anchor-type="as-char" svg:width="6.332cm" style:rel-width="100%" svg:height="3.422cm" style:rel-height="scale" draw:z-index="14"><draw:image xlink:href="../../Resources/Levels/Ingary/Kingsbury/Kingsbury.jpg" xlink:type="simple" xlink:show="embed" xlink:actuate="onLoad" loext:mime-type="image/jpeg"/></draw:frame><text:span text:style-name="T1"><text:line-break/></text:span>Picture <text:sequence text:ref-name="refPicture0" text:name="Picture" text:formula="ooow:Picture+1" style:num-format="1">1</text:sequence>: Kingsbury</text:p></draw:text-box></draw:frame></text:p>
          </table:table-cell>
          <table:table-cell table:style-name="Images_5f_Ingary.A1" office:value-type="string">
            <text:p text:style-name="P1"><draw:frame draw:style-name="fr1" draw:name="Cornice2" text:anchor-type="paragraph" svg:width="6.334cm" draw:z-index="1"><draw:text-box fo:min-height="2.02cm"><text:p text:style-name="P3"><draw:frame draw:style-name="fr2" draw:name="Immagine31" text:anchor-type="as-char" svg:width="6.334cm" style:rel-width="100%" svg:height="2.02cm" style:rel-height="scale" draw:z-index="2"><draw:image xlink:href="../../Resources/Levels/Ingary/Porthaven/Porthaven.jpg" xlink:type="simple" xlink:show="embed" xlink:actuate="onLoad" loext:mime-type="image/jpeg"/></draw:frame><text:span text:style-name="T1"><text:line-break/></text:span>Picture <text:sequence text:ref-name="refPicture1" text:name="Picture" text:formula="ooow:Picture+1" style:num-format="1">2</text:sequence>: Porthaven</text:p></draw:text-box></draw:frame></text:p>
          </table:table-cell>
          <table:table-cell table:style-name="Images_5f_Ingary.A1" office:value-type="string">
            <text:p text:style-name="P1"><draw:frame draw:style-name="fr1" draw:name="Cornice3" text:anchor-type="paragraph" svg:width="6.334cm" draw:z-index="0"><draw:text-box fo:min-height="3.833cm"><text:p text:style-name="P3"><draw:frame draw:style-name="fr2" draw:name="Immagine32" text:anchor-type="as-char" svg:width="6.334cm" style:rel-width="100%" svg:height="3.833cm" style:rel-height="scale" draw:z-index="3"><draw:image xlink:href="../../Resources/Levels/Ingary/The%20Waste/Folding%20Valley/Folding%20Valley.jpg" xlink:type="simple" xlink:show="embed" xlink:actuate="onLoad" loext:mime-type="image/jpeg"/></draw:frame><text:span text:style-name="T1"><text:line-break/></text:span>Picture <text:sequence text:ref-name="refPicture2" text:name="Picture" text:formula="ooow:Picture+1" style:num-format="1">3</text:sequence>: Folding Valley</text:p></draw:text-box></draw:frame></text:p>
          </table:table-cell>
        </table:table-row>
        <table:table-row table:style-name="Images_5f_Ingary.2">
          <table:table-cell table:style-name="Images_5f_Ingary.A1" table:number-columns-spanned="3" office:value-type="string">
            <text:p text:style-name="P1">Images taken from: <text:span text:style-name="T12">Howl’s</text:span> Moving Castle</text:p>
          </table:table-cell>
          <table:covered-table-cell/>
          <table:covered-table-cell/>
        </table:table-row>
      </table:table>
      <text:h text:style-name="P6" text:outline-level="2">Radme</text:h>
      <text:p text:style-name="P4"><text:span text:style-name="T7">O</text:span><text:span text:style-name="T2">ver the ocean we find the continent Radme. Starting from the small city of Salt Marina it is possible to go through the hills close to the coast in the mainland of the continent. Radme is more arid and poor than Ingary, </text:span><text:span text:style-name="T9">it’s full of geysers and hot water sources, it has</text:span><text:span text:style-name="T2"> vegetation and fauna that recall equatorial climates. </text:span><text:span text:style-name="T8">Since the advent of Layton much of the earth has been covered by the slime, and fauna and vegetation have become increasingly rare.</text:span><text:span text:style-name="T2"> </text:span><text:span text:style-name="T8">Its</text:span><text:span text:style-name="T2">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able:table table:name="Images_Radme" table:style-name="Images_5f_Radme">
        <table:table-column table:style-name="Images_5f_Radme.A" table:number-columns-repeated="3"/>
        <table:table-row table:style-name="Images_5f_Radme.1">
          <table:table-cell table:style-name="Images_5f_Radme.A1" office:value-type="string">
            <text:p text:style-name="P1"><draw:frame draw:style-name="fr1" draw:name="Cornice6" text:anchor-type="paragraph" svg:width="6.332cm" draw:z-index="8"><draw:text-box fo:min-height="3.561cm"><text:p text:style-name="P3"><draw:frame draw:style-name="fr2" draw:name="Immagine37" text:anchor-type="as-char" svg:width="6.332cm" style:rel-width="100%" svg:height="3.561cm" style:rel-height="scale" draw:z-index="13"><draw:image xlink:href="../../Resources/Levels/Radme/Salt%20Marina/Salt%20Marina.jpg" xlink:type="simple" xlink:show="embed" xlink:actuate="onLoad" loext:mime-type="image/jpeg"/></draw:frame><text:span text:style-name="T1"><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1"><draw:frame draw:style-name="fr1" draw:name="Cornice5" text:anchor-type="paragraph" svg:width="6.334cm" draw:z-index="7"><draw:text-box fo:min-height="3.563cm"><text:p text:style-name="P3"><draw:frame draw:style-name="fr2" draw:name="Immagine36" text:anchor-type="as-char" svg:width="6.334cm" style:rel-width="100%" svg:height="3.563cm" style:rel-height="scale" draw:z-index="12"><draw:image xlink:href="../../Resources/Levels/Radme/Roaring%20Hills/Roaring%20Hills.png" xlink:type="simple" xlink:show="embed" xlink:actuate="onLoad" loext:mime-type="image/png"/></draw:frame><text:span text:style-name="T1"><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1"><draw:frame draw:style-name="fr1" draw:name="Cornice4" text:anchor-type="paragraph" svg:width="6.334cm" draw:z-index="4"><draw:text-box fo:min-height="6.168cm"><text:p text:style-name="P3"><draw:frame draw:style-name="fr2" draw:name="Immagine35" text:anchor-type="as-char" svg:width="6.334cm" style:rel-width="100%" svg:height="6.168cm" style:rel-height="scale" draw:z-index="6"><draw:image xlink:href="../../Resources/Levels/Radme/Cal/Cal%20-%20landscape.png" xlink:type="simple" xlink:show="embed" xlink:actuate="onLoad" loext:mime-type="image/png"/></draw:frame><text:span text:style-name="T1"><text:line-break/></text:span>Picture <text:sequence text:ref-name="refPicture5" text:name="Picture" text:formula="ooow:Picture+1" style:num-format="1">6</text:sequence>: Cal</text:p></draw:text-box></draw:frame></text:p>
          </table:table-cell>
        </table:table-row>
        <table:table-row table:style-name="Images_5f_Radme.2">
          <table:table-cell table:style-name="Images_5f_Radme.A1" table:number-columns-spanned="3" office:value-type="string">
            <text:p text:style-name="P1">Images taken from: <text:span text:style-name="T11">Monkey Island 4, One Piece, web</text:span></text:p>
          </table:table-cell>
          <table:covered-table-cell/>
          <table:covered-table-cell/>
        </table:table-row>
      </table:table>
      <text:h text:style-name="P6" text:outline-level="2"><text:soft-page-break/>Ingary under attack</text:h>
      <text:p text:style-name="Text_20_body"><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table:table table:name="Table1" table:style-name="Table1">
        <table:table-column table:style-name="Table1.A" table:number-columns-repeated="3"/>
        <table:table-row>
          <table:table-cell table:style-name="Table1.A1" office:value-type="string">
            <text:p text:style-name="Table_20_Contents"><draw:frame draw:style-name="fr3" draw:name="Image1" text:anchor-type="paragraph" svg:width="3.56cm" svg:height="3.56cm" draw:z-index="11"><draw:image xlink:href="../../Resources/Levels/Ingary%20under%20attack/Ingary_Under_Attack%202.jpg" xlink:type="simple" xlink:show="embed" xlink:actuate="onLoad" loext:mime-type="image/jpeg"/></draw:frame></text:p>
          </table:table-cell>
          <table:table-cell table:style-name="Table1.A1" office:value-type="string">
            <text:p text:style-name="Table_20_Contents"><draw:frame draw:style-name="fr4" draw:name="Image2" text:anchor-type="paragraph" svg:width="6.334cm" svg:height="3.561cm" draw:z-index="10"><draw:image xlink:href="../../Resources/Levels/Ingary%20under%20attack/Ingary_Under_Attack%203.jpg" xlink:type="simple" xlink:show="embed" xlink:actuate="onLoad" loext:mime-type="image/jpeg"/></draw:frame></text:p>
          </table:table-cell>
          <table:table-cell table:style-name="Table1.A1" office:value-type="string">
            <text:p text:style-name="Table_20_Contents"><draw:frame draw:style-name="fr4" draw:name="Image3" text:anchor-type="paragraph" svg:width="6.334cm" svg:height="3.424cm" draw:z-index="9"><draw:image xlink:href="../../Resources/Levels/Ingary%20under%20attack/Ingary_Under_Attack.png" xlink:type="simple" xlink:show="embed" xlink:actuate="onLoad" loext:mime-type="image/png"/></draw:frame></text:p>
          </table:table-cell>
        </table:table-row>
        <table:table-row>
          <table:table-cell table:style-name="Table1.A1" table:number-columns-spanned="3" office:value-type="string">
            <text:p text:style-name="P2">Images taken from: <text:span text:style-name="T12">Howl’s</text:span> Moving Castle</text:p>
          </table:table-cell>
          <table:covered-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1T17:59:08.935000000</dc:date>
    <meta:editing-duration>PT14M7S</meta:editing-duration>
    <meta:editing-cycles>18</meta:editing-cycles>
    <meta:generator>LibreOffice/6.1.2.1$Windows_X86_64 LibreOffice_project/65905a128db06ba48db947242809d14d3f9a93fe</meta:generator>
    <meta:document-statistic meta:table-count="4" meta:image-count="9" meta:object-count="0" meta:page-count="2" meta:paragraph-count="19" meta:word-count="377" meta:character-count="2222" meta:non-whitespace-character-count="1865"/>
    <meta:template xlink:type="simple" xlink:actuate="onRequest" xlink:title="" xlink:href="../MasterGameDesignDocument.odm" meta:date="2018-12-11T16:49:51.134000000"/>
  </office:meta>
</office:document-meta>
</file>